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C000005DCD0D8B406C6C7114A.png" manifest:media-type="image/png"/>
  <manifest:file-entry manifest:full-path="Pictures/10000201000005DC000005DC1A9398639E407232.png" manifest:media-type="image/png"/>
  <manifest:file-entry manifest:full-path="Pictures/10000201000005DC000005DCF0B8106C3DA8007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77cm, 0.892cm, 0.722cm, 0.207cm)" draw:image-opacity="100%" style:mirror="non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terminado">
        <draw:g>
          <draw:frame draw:style-name="gr1" draw:text-style-name="P1" draw:layer="layout" svg:width="10cm" svg:height="9.57cm" svg:x="0.525cm" svg:y="0.248cm">
            <draw:image xlink:href="Pictures/10000201000005DC000005DCF0B8106C3DA80079.png" xlink:type="simple" xlink:show="embed" xlink:actuate="onLoad" loext:mime-type="image/png">
              <text:p/>
            </draw:image>
          </draw:frame>
          <draw:frame draw:style-name="gr2" draw:text-style-name="P1" draw:layer="layout" svg:width="4cm" svg:height="4cm" svg:x="10.475cm" svg:y="0.183cm">
            <draw:image xlink:href="Pictures/10000201000005DC000005DC1A9398639E407232.png" xlink:type="simple" xlink:show="embed" xlink:actuate="onLoad" loext:mime-type="image/png">
              <text:p/>
            </draw:image>
          </draw:frame>
          <draw:frame draw:style-name="gr2" draw:text-style-name="P1" draw:layer="layout" svg:width="4cm" svg:height="4cm" svg:x="10.475cm" svg:y="4.683cm">
            <draw:image xlink:href="Pictures/10000201000005DC000005DCD0D8B406C6C7114A.png" xlink:type="simple" xlink:show="embed" xlink:actuate="onLoad" loext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6T13:59:32.056106388</meta:creation-date>
    <dc:date>2023-09-05T14:01:27.027685804</dc:date>
    <meta:editing-duration>PT1H56M46S</meta:editing-duration>
    <meta:editing-cycles>7</meta:editing-cycles>
    <meta:generator>LibreOffice/6.4.7.2$Linux_X86_64 LibreOffice_project/40$Build-2</meta:generator>
    <meta:document-statistic meta:object-count="4"/>
  </office:meta>
</office:document-meta>
</file>